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PDT,Max TemperatureF,Mean TemperatureF,Min TemperatureF,Max Dew PointF,MeanDew PointF,Min DewpointF,Max Humidity, Mean Humidity, Min Humidity, Max Sea Level PressureIn, Mean Sea Level PressureIn, Min Sea Level PressureIn, Max VisibilityMiles, Mean VisibilityMiles, Min VisibilityMiles, Max Wind SpeedMPH, Mean Wind SpeedMPH, Max Gust SpeedMPH,PrecipitationIn, CloudCover, Events, WindDirDegrees</text:span></text:p>
      <text:p text:style-name="P1"><text:span text:style-name="T1">2015-2-13,56,46,36,46,42,37,100,83,66,30.26,30.21,30.14,10,7,0,10,3,13,0.00,5,Fog,183</text:span></text:p>
      <text:p text:style-name="P1"><text:span text:style-name="T1">2015-2-14,61,52,43,48,45,41,100,78,55,30.39,30.35,30.28,10,9,6,15,4,17,0.00,6,,313</text:span></text:p>
      <text:p text:style-name="P1"><text:span text:style-name="T1">2015-2-15,64,50,36,44,39,36,100,70,39,30.40,30.33,30.20,10,6,0,20,5,24,0.00,4,Fog,32</text:span></text:p>
      <text:p text:style-name="P1"><text:span text:style-name="T1">2015-2-16,61,50,38,40,32,27,100,64,27,30.24,30.19,30.14,10,10,10,30,15,40,0.00,2,,76</text:span></text:p>
      <text:p text:style-name="P1"><text:span text:style-name="T1">2015-2-17,63,53,43,37,34,31,66,50,34,30.16,30.12,30.10,10,10,10,20,10,24,0.00,1,,106</text:span></text:p>
      <text:p text:style-name="P1"><text:span text:style-name="T1">2015-2-18,56,49,41,46,40,33,86,73,60,30.30,30.26,30.17,10,10,10,18,6,24,0.00,6,,105</text:span></text:p>
      <text:p text:style-name="P1"><text:span text:style-name="T1">2015-2-19,58,52,45,49,46,44,100,81,62,30.31,30.29,30.24,10,10,7,7,2,11,0.01,7,Fog-Rain,8</text:span></text:p>
      <text:p text:style-name="P1"><text:span text:style-name="T1">2015-2-20,58,51,43,47,44,40,100,79,57,30.33,30.30,30.25,10,7,0,13,4,17,0.00,7,Fog,308</text:span></text:p>
      <text:p text:style-name="P1"><text:span text:style-name="T1">2015-2-21,60,48,36,42,35,22,100,66,32,30.40,30.28,30.23,10,8,0,23,8,31,0.00,2,Fog,79</text:span></text:p>
      <text:p text:style-name="P1"><text:span text:style-name="T1">2015-2-22,56,49,42,21,14,8,37,27,17,30.42,30.37,30.32,10,10,10,25,14,32,0.00,0,,68</text:span></text:p>
      <text:p text:style-name="P1"><text:span text:style-name="T1">2015-2-23,60,46,32,31,22,13,70,46,21,30.43,30.39,30.36,10,10,10,21,5,25,0.00,0,,80</text:span></text:p>
      <text:p text:style-name="P1"><text:span text:style-name="T1">2015-2-24,59,46,32,40,31,25,82,56,30,30.44,30.40,30.35,10,10,10,15,3,22,0.00,3,,342</text:span></text:p>
      <text:p text:style-name="P1"><text:span text:style-name="T1">2015-2-25,52,48,43,47,44,39,100,83,66,30.47,30.39,30.30,10,10,6,9,4,11,0.02,8,Rain,123</text:span></text:p>
      <text:p text:style-name="P1"><text:span text:style-name="T1">2015-2-26,54,51,47,49,47,46,93,85,77,30.30,30.09,29.84,10,9,3,14,7,16,0.10,8,Rain,171</text:span></text:p>
      <text:p text:style-name="P1"><text:span text:style-name="T1">2015-2-27,57,51,45,48,45,39,100,81,61,29.86,29.76,29.71,10,9,3,16,7,19,0.30,7,Rain,131</text:span></text:p>
      <text:p text:style-name="P1"><text:span text:style-name="T1">2015-2-28,57,48,39,43,32,23,96,62,27,30.25,30.10,29.88,10,10,10,22,8,28,0.00,2,,27</text:span></text:p>
      <text:p text:style-name="P1"><text:span text:style-name="T1">2015-3-1,57,44,30,39,30,17,92,57,22,30.27,30.14,29.97,10,10,10,9,3,12,0.00,4,,327</text:span></text:p>
      <text:p text:style-name="P1"><text:span text:style-name="T1">2015-3-2,56,49,41,42,37,31,96,73,50,30.13,30.00,29.94,10,10,10,20,7,26,T,4,Rain,306</text:span></text:p>
      <text:p text:style-name="P1"><text:span text:style-name="T1">2015-3-3,56,44,31,34,31,26,100,66,32,30.25,30.21,30.14,10,10,10,13,4,15,0.00,1,,315</text:span></text:p>
      <text:p text:style-name="P1"><text:span text:style-name="T1">2015-3-4,60,45,30,32,27,11,92,54,15,30.31,30.27,30.23,10,10,10,8,2,10,0.00,0,,280</text:span></text:p>
      <text:p text:style-name="P1"><text:span text:style-name="T1">2015-3-5,61,47,32,37,33,27,89,59,28,30.40,30.35,30.30,10,10,10,6,1,7,0.00,4,,357</text:span></text:p>
      <text:p text:style-name="P1"><text:span text:style-name="T1">2015-3-6,65,50,35,40,37,34,92,63,34,30.43,30.37,30.32,10,10,10,8,2,9,0.00,4,,289</text:span></text:p>
      <text:p text:style-name="P1"><text:span text:style-name="T1">2015-3-7,68,51,34,42,39,34,100,69,37,30.34,30.26,30.17,10,10,8,12,3,15,0.00,1,Fog,305</text:span></text:p>
      <text:p text:style-name="P1"><text:span text:style-name="T1">2015-3-8,69,53,36,43,40,36,93,63,33,30.22,30.16,30.07,10,10,9,6,2,8,0.00,1,,1</text:span></text:p>
      <text:p text:style-name="P1"><text:span text:style-name="T1">2015-3-9,69,54,38,45,42,37,100,68,36,30.17,30.10,30.01,10,10,10,8,3,11,0.00,0,,326</text:span></text:p>
      <text:p text:style-name="P1"><text:span text:style-name="T1">2015-3-10,65,51,37,46,41,37,100,70,40,30.00,29.89,29.81,10,10,4,12,4,14,0.00,5,Fog,200</text:span></text:p>
      <text:p text:style-name="P1"><text:span text:style-name="T1">2015-3-11,59,55,50,53,50,44,93,80,66,30.23,30.03,29.91,10,10,6,17,8,21,0.12,8,Rain,128</text:span></text:p>
      <text:p text:style-name="P1"><text:span text:style-name="T1">2015-3-12,69,59,49,54,49,44,96,68,40,30.45,30.35,30.25,10,10,10,12,3,15,0.00,5,,125</text:span></text:p>
      <text:p text:style-name="P1"><text:span text:style-name="T1">2015-3-13,69,58,46,52,46,44,93,68,42,30.26,30.10,29.99,10,10,10,15,7,19,0.02,8,Rain,157</text:span></text:p>
      <text:p text:style-name="P1"><text:span text:style-name="T1">2015-3-14,58,55,52,56,53,51,100,93,86,30.00,29.96,29.91,10,8,4,23,8,37,1.44,8,Rain,169</text:span></text:p>
      <text:p text:style-name="P1"><text:span text:style-name="T1">2015-3-15,63,55,46,54,49,42,100,80,60,30.18,29.88,29.67,10,8,2,41,15,58,0.94,7,Rain,150</text:span></text:p>
      <text:p text:style-name="P1"><text:span text:style-name="T1">2015-3-16,66,52,37,45,41,37,100,72,43,30.24,30.16,30.03,10,7,0,15,5,18,0.00,3,Fog,299</text:span></text:p>
      <text:p text:style-name="P1"><text:span text:style-name="T1">2015-3-17,58,51,43,50,46,39,100,79,57,30.26,30.14,30.03,10,10,4,13,3,20,0.09,6,Rain,158</text:span></text:p>
      <text:p text:style-name="P1"><text:span text:style-name="T1">2015-3-18,64,55,46,49,45,39,100,72,43,30.31,30.26,30.22,10,10,7,8,3,10,0.00,5,,44</text:span></text:p>
      <text:p text:style-name="P1"><text:span text:style-name="T1">2015-3-19,64,53,42,48,44,41,96,74,51,30.21,30.13,30.03,10,10,10,12,6,13,0.00,4,,91</text:span></text:p>
      <text:p text:style-name="P1"><text:span text:style-name="T1">2015-3-20,67,57,46,52,45,39,93,67,40,30.03,29.98,29.93,10,10,7,20,9,27,0.23,7,Rain,122</text:span></text:p>
      <text:p text:style-name="P1"><text:span text:style-name="T1">2015-3-21,61,55,49,52,47,40,93,75,57,30.17,30.08,29.99,10,10,5,22,11,27,0.09,6,Rain,172</text:span></text:p>
      <text:p text:style-name="P1"><text:span text:style-name="T1">2015-3-22,56,51,45,50,46,43,93,85,77,30.06,30.01,29.99,10,10,10,21,6,33,0.09,7,Rain-Thunderstorm,118</text:span></text:p>
      <text:p text:style-name="P1"><text:span text:style-name="T1">2015-3-23,55,50,45,45,44,42,100,81,61,30.07,29.97,29.81,10,8,4,26,12,34,0.58,7,Rain,142</text:span></text:p>
      <text:p text:style-name="P1"><text:span text:style-name="T1">2015-3-24,57,51,44,46,43,39,93,74,55,30.28,30.13,29.78,10,9,2,28,7,37,0.18,7,Rain,219</text:span></text:p>
      <text:p text:style-name="P1"><text:span text:style-name="T1">2015-3-25,60,54,47,55,50,46,100,89,78,30.34,30.30,30.25,10,9,6,15,10,19,0.26,8,Rain,119</text:span></text:p>
      <text:p text:style-name="P1"><text:span text:style-name="T1">2015-3-26,73,59,45,53,49,45,100,68,35,30.33,30.25,30.11,10,4,0,8,3,10,0.00,4,Fog,302</text:span></text:p>
      <text:p text:style-name="P1"><text:span text:style-name="T1">2015-3-27,71,58,44,55,49,45,100,77,53,30.17,30.07,30.00,10,9,7,21,5,26,0.00,4,Fog,219</text:span></text:p>
      <text:p text:style-name="P1"><text:span text:style-name="T1">2015-3-28,61,55,48,47,44,41,86,68,49,30.40,30.33,30.19,10,10,10,16,10,20,0.00,6,,197</text:span></text:p>
      <text:p text:style-name="P1"><text:span text:style-name="T1">2015-3-29,68,57,45,47,44,38,93,64,34,30.35,30.25,30.15,10,10,10,10,5,11,0.00,4,,59</text:span></text:p>
      <text:p text:style-name="P1"><text:span text:style-name="T1">2015-3-30,68,57,46,48,45,42,93,68,42,30.16,30.05,29.90,10,10,10,22,7,29,T,4,,77</text:span></text:p>
      <text:p text:style-name="P1"><text:span text:style-name="T1">2015-3-31,54,49,44,50,44,40,89,74,59,30.29,30.13,29.95,10,10,6,20,8,26,0.20,7,Rain-Thunderstorm,248</text:span></text:p>
      <text:p text:style-name="P1"><text:span text:style-name="T1">2015-4-1,55,48,41,44,42,38,100,80,59,30.36,30.33,30.30,10,10,4,23,4,29,0.14,6,Rain,204</text:span></text:p>
      <text:p text:style-name="P1"><text:span text:style-name="T1">2015-4-2,58,50,41,43,40,34,100,72,43,30.45,30.39,30.34,10,10,7,7,3,9,0.00,5,,340</text:span></text:p>
      <text:p text:style-name="P1"><text:span text:style-name="T1">2015-4-3,52,45,38,45,41,36,92,78,63,30.33,30.24,30.20,10,9,4,14,6,17,0.19,6,Rain,120</text:span></text:p>
      <text:p text:style-name="P1"><text:span text:style-name="T1">2015-4-4,57,49,41,43,39,31,100,71,41,30.21,30.11,29.92,10,8,4,10,3,12,0.00,5,,129</text:span></text:p>
      <text:p text:style-name="P1"><text:span text:style-name="T1">2015-4-5,60,49,37,44,39,33,92,64,36,29.91,29.75,29.66,10,10,6,26,6,32,0.12,7,Rain-Thunderstorm,131</text:span></text:p>
      <text:p text:style-name="P1"><text:span text:style-name="T1">2015-4-6,57,48,39,45,40,35,100,74,47,29.86,29.82,29.77,10,10,10,23,5,27,0.02,7,Rain,111</text:span></text:p>
      <text:p text:style-name="P1"><text:span text:style-name="T1">2015-4-7,59,53,46,48,45,43,93,75,57,29.93,29.80,29.73,10,10,10,15,6,17,0.02,7,Rain,288</text:span></text:p>
      <text:p text:style-name="P1"><text:span text:style-name="T1">2015-4-8,59,52,45,48,45,40,93,75,57,30.17,30.10,29.95,10,10,10,17,6,20,T,7,Rain,200</text:span></text:p>
      <text:p text:style-name="P1"><text:span text:style-name="T1">2015-4-9,66,54,42,46,42,35,100,67,34,30.17,30.09,29.97,10,6,0,10,3,13,0.00,4,Fog,322</text:span></text:p>
      <text:p text:style-name="P1"><text:span text:style-name="T1">2015-4-10,61,52,42,45,42,38,96,69,42,29.99,29.94,29.90,10,10,10,21,9,26,0.05,6,Rain,167</text:span></text:p>
      <text:p text:style-name="P1"><text:span text:style-name="T1">2015-4-11,57,52,46,47,42,35,93,70,47,30.22,30.05,29.89,10,9,4,26,10,33,0.26,7,Rain,256</text:span></text:p>
      <text:p text:style-name="P1"><text:span text:style-name="T1">2015-4-12,59,51,42,40,38,32,89,64,39,30.28,30.19,30.03,10,10,10,9,3,11,T,6,,136</text:span></text:p>
      <text:p text:style-name="P1"><text:span text:style-name="T1">2015-4-13,56,50,43,47,41,39,92,78,64,30.10,29.99,29.93,10,9,3,26,8,32,0.22,7,Rain,213</text:span></text:p>
      <text:p text:style-name="P1"><text:span text:style-name="T1">2015-4-14,54,47,40,43,40,37,93,76,59,30.50,30.33,30.11,10,9,4,14,6,19,0.39,7,Rain,239</text:span></text:p>
      <text:p text:style-name="P1"><text:span text:style-name="T1">2015-4-15,60,48,35,41,37,32,100,68,36,30.59,30.52,30.42,10,6,0,12,4,15,0.00,4,Fog,319</text:span></text:p>
      <text:p text:style-name="P1"><text:span text:style-name="T1">2015-4-16,72,56,39,44,40,37,92,62,31,30.42,30.27,30.13,10,10,10,14,5,16,0.00,1,,299</text:span></text:p>
      <text:p text:style-name="P1"><text:span text:style-name="T1">2015-4-17,73,58,42,47,44,41,92,64,35,30.26,30.20,30.17,10,10,10,20,6,22,0.00,1,,305</text:span></text:p>
      <text:p text:style-name="P1"><text:span text:style-name="T1">2015-4-18,76,60,44,47,42,34,86,55,23,30.32,30.24,30.14,10,10,10,17,6,21,0.00,0,,312</text:span></text:p>
      <text:p text:style-name="P1"><text:span text:style-name="T1">2015-4-19,77,61,45,45,42,37,82,54,25,30.17,30.06,29.93,10,10,10,13,4,18,0.00,2,,292</text:span></text:p>
      <text:p text:style-name="P1"><text:span text:style-name="T1">2015-4-20,81,65,48,48,45,39,93,58,23,29.94,29.87,29.78,10,10,10,14,4,19,0.00,1,,324</text:span></text:p>
      <text:p text:style-name="P1"><text:span text:style-name="T1">2015-4-21,62,54,46,49,44,35,86,70,54,30.19,30.01,29.87,10,10,10,26,9,35,T,5,,302</text:span></text:p>
      <text:p text:style-name="P1"><text:span text:style-name="T1">2015-4-22,61,52,42,39,36,33,83,61,39,30.25,30.17,30.09,10,10,10,18,7,23,0.00,4,,291</text:span></text:p>
      <text:p text:style-name="P1"><text:span text:style-name="T1">2015-4-23,53,48,42,46,41,36,93,76,59,30.09,29.95,29.84,10,10,7,20,7,25,0.07,7,Rain,176</text:span></text:p>
      <text:p text:style-name="P1"><text:span text:style-name="T1">2015-4-24,56,51,46,47,44,43,93,77,61,29.92,29.89,29.86,10,10,5,18,8,25,0.14,8,Rain,195</text:span></text:p>
      <text:p text:style-name="P1"><text:span text:style-name="T1">2015-4-25,62,53,44,46,40,32,100,68,35,30.10,29.98,29.92,10,10,5,13,4,17,0.04,5,Rain,297</text:span></text:p>
      <text:p text:style-name="P1"><text:span text:style-name="T1">2015-4-26,61,52,42,52,44,36,93,70,46,30.30,30.23,30.11,10,10,6,13,7,16,0.01,6,Rain,121</text:span></text:p>
      <text:p text:style-name="P1"><text:span text:style-name="T1">2015-4-27,82,67,51,56,52,46,100,70,39,30.29,30.15,29.91,10,10,8,17,6,20,0.00,4,,74</text:span></text:p>
      <text:p text:style-name="P1"><text:span text:style-name="T1">2015-4-28,68,57,46,55,50,43,93,69,45,30.23,30.11,29.95,10,9,3,21,7,25,0.02,7,Rain,241</text:span></text:p>
      <text:p text:style-name="P1"><text:span text:style-name="T1">2015-4-29,64,54,43,45,43,39,100,72,43,30.32,30.28,30.25,10,10,8,13,5,19,0.00,4,Fog,348</text:span></text:p>
      <text:p text:style-name="P1"><text:span text:style-name="T1">2015-4-30,70,58,46,47,42,31,93,58,23,30.35,30.24,30.09,10,10,10,14,6,16,0.00,2,,304</text:span></text:p>
      <text:p text:style-name="P1"><text:span text:style-name="T1">2015-5-1,73,62,50,48,46,43,89,64,38,30.09,30.02,29.94,10,10,10,15,5,22,0.00,5,,314</text:span></text:p>
      <text:p text:style-name="P1"><text:span text:style-name="T1">2015-5-2,70,59,48,45,42,37,80,57,33,30.07,30.01,29.91,10,10,10,17,7,23,0.00,3,,320</text:span></text:p>
      <text:p text:style-name="P1"><text:span text:style-name="T1">2015-5-3,76,61,46,45,42,39,86,57,27,29.99,29.92,29.83,10,10,10,12,6,15,0.00,1,,305</text:span></text:p>
      <text:p text:style-name="P1"><text:span text:style-name="T1">2015-5-4,64,56,47,46,43,41,82,65,48,30.05,29.97,29.88,10,10,10,21,5,29,0.00,5,,317</text:span></text:p>
      <text:p text:style-name="P1"><text:span text:style-name="T1">2015-5-5,65,57,48,46,42,37,86,65,43,30.12,30.09,30.06,10,10,10,16,6,21,0.02,5,,299</text:span></text:p>
      <text:p text:style-name="P1"><text:span text:style-name="T1">2015-5-6,63,55,47,46,43,37,86,63,39,30.14,30.11,30.06,10,10,5,20,9,27,0.05,5,Rain,316</text:span></text:p>
      <text:p text:style-name="P1"><text:span text:style-name="T1">2015-5-7,72,59,45,45,43,38,93,62,31,30.15,30.07,29.98,10,10,10,20,6,24,0.00,2,,321</text:span></text:p>
      <text:p text:style-name="P1"><text:span text:style-name="T1">2015-5-8,80,64,48,46,41,35,80,50,20,30.03,29.98,29.91,10,10,10,16,5,20,0.00,0,,311</text:span></text:p>
      <text:p text:style-name="P1"><text:span text:style-name="T1">2015-5-9,84,67,49,47,42,36,80,49,18,30.10,30.04,29.98,10,10,10,13,4,17,0.00,2,,322</text:span></text:p>
      <text:p text:style-name="P1"><text:span text:style-name="T1">2015-5-10,71,62,53,49,47,43,83,61,39,30.10,30.06,30.02,10,10,10,20,5,25,0.00,7,,313</text:span></text:p>
      <text:p text:style-name="P1"><text:span text:style-name="T1">2015-5-11,61,57,52,50,47,45,89,72,55,30.08,30.02,29.93,10,9,5,16,9,20,0.09,8,Rain,319</text:span></text:p>
      <text:p text:style-name="P1"><text:span text:style-name="T1">2015-5-12,58,54,49,51,49,47,100,86,72,29.93,29.90,29.88,10,10,8,15,8,22,0.11,8,Rain,187</text:span></text:p>
      <text:p text:style-name="P1"><text:span text:style-name="T1">2015-5-13,64,57,50,49,47,43,89,70,51,29.94,29.92,29.88,10,10,10,13,8,15,T,6,,219</text:span></text:p>
      <text:p text:style-name="P1"><text:span text:style-name="T1">2015-5-14,71,59,47,50,47,43,100,69,37,29.92,29.87,29.78,10,10,10,13,6,16,0.00,4,,303</text:span></text:p>
      <text:p text:style-name="P1"><text:span text:style-name="T1">2015-5-15,62,57,52,52,49,48,89,77,64,29.98,29.91,29.85,10,10,10,9,5,12,0.00,7,Rain,298</text:span></text:p>
      <text:p text:style-name="P1"><text:span text:style-name="T1">2015-5-16,59,57,54,51,49,46,86,74,62,30.06,30.02,29.98,10,10,5,9,4,12,0.00,8,,306</text:span></text:p>
      <text:p text:style-name="P1"><text:span text:style-name="T1">2015-5-17,71,62,53,50,47,45,83,62,40,30.08,30.05,29.99,10,10,10,10,5,13,0.00,6,,303</text:span></text:p>
      <text:p text:style-name="P1"><text:span text:style-name="T1">2015-5-18,78,65,52,55,52,49,89,66,42,30.09,30.04,29.98,10,10,10,15,6,18,0.00,4,,313</text:span></text:p>
      <text:p text:style-name="P1"><text:span text:style-name="T1">2015-5-19,64,59,53,55,53,51,100,82,63,30.14,30.08,30.03,10,8,2,13,4,16,0.01,8,Rain,336</text:span></text:p>
      <text:p text:style-name="P1"><text:span text:style-name="T1">2015-5-20,75,65,55,57,53,51,86,70,53,30.04,29.94,29.83,10,10,10,13,6,15,T,7,,299</text:span></text:p>
      <text:p text:style-name="P1"><text:span text:style-name="T1">2015-5-21,73,66,58,60,56,52,87,74,61,29.92,29.87,29.83,10,10,10,12,4,13,T,7,,307</text:span></text:p>
      <text:p text:style-name="P1"><text:span text:style-name="T1">2015-5-22,60,58,55,54,51,49,86,79,72,30.11,30.03,29.93,10,10,7,8,3,10,T,8,Rain,296</text:span></text:p>
      <text:p text:style-name="P1"><text:span text:style-name="T1">2015-5-23,63,59,54,52,51,49,93,79,65,30.20,30.17,30.11,10,10,10,8,3,12,T,8,,247</text:span></text:p>
      <text:p text:style-name="P1"><text:span text:style-name="T1">2015-5-24,67,61,54,52,49,48,83,71,58,30.19,30.11,30.01,10,10,10,12,5,16,0.00,8,,325</text:span></text:p>
      <text:p text:style-name="P1"><text:span text:style-name="T1">2015-5-25,67,60,53,52,48,46,77,67,56,30.05,30.03,29.99,10,10,10,13,5,19,0.00,7,,328</text:span></text:p>
      <text:p text:style-name="P1"><text:span text:style-name="T1">2015-5-26,72,63,54,53,49,48,83,64,44,30.06,30.03,29.99,10,10,10,9,5,13,0.00,6,,322</text:span></text:p>
      <text:p text:style-name="P1"><text:span text:style-name="T1">2015-5-27,80,67,54,56,53,51,93,65,36,30.09,30.03,29.96,10,10,10,10,4,16,0.00,3,,329</text:span></text:p>
      <text:p text:style-name="P1"><text:span text:style-name="T1">2015-5-28,85,70,54,58,54,50,100,66,31,30.09,30.02,29.94,10,8,2,12,5,17,0.00,3,,309</text:span></text:p>
      <text:p text:style-name="P1"><text:span text:style-name="T1">2015-5-29,83,70,56,58,55,52,93,68,43,29.99,29.95,29.87,10,10,10,13,6,16,0.00,4,,317</text:span></text:p>
      <text:p text:style-name="P1"><text:span text:style-name="T1">2015-5-30,78,65,52,53,48,44,83,60,36,29.99,29.94,29.86,10,10,10,10,6,15,0.00,5,,316</text:span></text:p>
      <text:p text:style-name="P1"><text:span text:style-name="T1">2015-5-31,84,70,56,57,51,46,83,56,28,29.90,29.80,29.71,10,10,10,13,7,16,0.00,6,,303</text:span></text:p>
      <text:p text:style-name="P1"><text:span text:style-name="T1">2015-6-1,65,60,55,57,54,49,93,77,60,30.00,29.94,29.81,10,9,4,20,6,25,0.30,8,Rain-Thunderstorm,173</text:span></text:p>
      <text:p text:style-name="P1"><text:span text:style-name="T1">2015-6-2,62,59,55,56,53,51,93,86,78,30.11,30.07,30.01,10,10,4,14,7,17,0.09,8,Rain,182</text:span></text:p>
      <text:p text:style-name="P1"><text:span text:style-name="T1">2015-6-3,67,62,56,55,53,49,100,76,52,30.10,30.07,30.04,10,10,7,20,4,24,0.01,8,Rain,289</text:span></text:p>
      <text:p text:style-name="P1"><text:span text:style-name="T1">2015-6-4,75,64,53,53,50,47,83,65,46,30.12,30.08,30.03,10,10,10,20,7,25,0.00,3,,316</text:span></text:p>
      <text:p text:style-name="P1"><text:span text:style-name="T1">2015-6-5,85,71,56,57,53,50,80,57,33,30.09,30.02,29.92,10,10,10,20,6,27,0.00,1,,320</text:span></text:p>
      <text:p text:style-name="P1"><text:span text:style-name="T1">2015-6-6,88,75,61,57,53,51,72,51,29,30.01,29.96,29.90,10,10,10,17,6,24,0.00,1,,309</text:span></text:p>
      <text:p text:style-name="P1"><text:span text:style-name="T1">2015-6-7,91,77,62,58,55,51,67,49,30,30.02,29.96,29.91,10,10,10,17,7,22,0.00,1,,306</text:span></text:p>
      <text:p text:style-name="P1"><text:span text:style-name="T1">2015-6-8,91,77,62,59,56,51,78,55,32,29.97,29.91,29.83,10,10,10,23,8,28,0.00,0,,320</text:span></text:p>
      <text:p text:style-name="P1"><text:span text:style-name="T1">2015-6-9,90,76,62,50,46,39,52,37,22,29.95,29.90,29.83,10,10,10,21,7,28,0.00,2,,311</text:span></text:p>
      <text:p text:style-name="P1"><text:span text:style-name="T1">2015-6-10,81,67,53,52,48,43,77,54,30,30.05,29.99,29.92,10,10,10,15,7,19,0.00,1,,320</text:span></text:p>
      <text:p text:style-name="P1"><text:span text:style-name="T1">2015-6-11,80,66,52,54,49,46,83,61,39,30.17,30.12,30.07,10,10,10,20,6,24,0.00,2,,312</text:span></text:p>
      <text:p text:style-name="P1"><text:span text:style-name="T1">2015-6-12,74,63,52,48,44,41,77,55,33,30.23,30.17,30.11,10,10,10,18,8,23,0.00,2,,308</text:span></text:p>
      <text:p text:style-name="P1"><text:span text:style-name="T1">2015-6-13,77,64,51,48,45,37,83,54,25,30.13,30.07,29.97,10,10,10,16,7,21,0.00,2,,329</text:span></text:p>
      <text:p text:style-name="P1"><text:span text:style-name="T1">2015-6-14,87,69,51,52,48,45,83,54,25,30.01,29.93,29.82,10,10,10,17,8,21,0.00,1,,320</text:span></text:p>
      <text:p text:style-name="P1"><text:span text:style-name="T1">2015-6-15,90,75,59,54,49,44,69,46,22,30.02,29.89,29.83,10,10,10,17,6,23,0.00,2,,303</text:span></text:p>
      <text:p text:style-name="P1"><text:span text:style-name="T1">2015-6-16,78,66,54,50,48,45,83,58,33,30.14,30.09,30.02,10,10,10,17,7,22,0.00,4,,325</text:span></text:p>
      <text:p text:style-name="P1"><text:span text:style-name="T1">2015-6-17,81,67,52,52,46,42,77,52,26,30.12,30.04,29.95,10,10,10,14,6,19,0.00,2,,323</text:span></text:p>
      <text:p text:style-name="P1"><text:span text:style-name="T1">2015-6-18,83,71,59,52,49,42,64,44,24,30.07,29.98,29.93,10,10,10,17,7,23,0.00,3,,331</text:span></text:p>
      <text:p text:style-name="P1"><text:span text:style-name="T1">2015-6-19,77,69,60,53,50,46,72,57,41,30.16,30.13,30.09,10,10,10,15,7,19,0.00,4,,317</text:span></text:p>
      <text:p text:style-name="P1"><text:span text:style-name="T1">2015-6-20,81,67,53,51,46,33,77,48,18,30.12,30.02,29.86,10,10,10,16,7,19,0.00,4,,315</text:span></text:p>
      <text:p text:style-name="P1"><text:span text:style-name="T1">2015-6-21,83,72,60,52,49,47,64,48,31,30.04,29.90,29.84,10,10,10,10,6,14,0.00,5,,343</text:span></text:p>
      <text:p text:style-name="P1"><text:span text:style-name="T1">2015-6-22,79,67,54,52,50,49,83,59,35,30.13,30.09,30.04,10,10,10,12,5,17,0.00,2,,313</text:span></text:p>
      <text:p text:style-name="P1"><text:span text:style-name="T1">2015-6-23,84,70,56,53,48,37,77,49,21,30.17,30.09,30.00,10,10,10,14,7,17,0.00,3,,319</text:span></text:p>
      <text:p text:style-name="P1"><text:span text:style-name="T1">2015-6-24,85,74,62,53,52,45,67,46,25,30.09,30.05,30.01,10,10,10,14,6,21,0.00,5,,304</text:span></text:p>
      <text:p text:style-name="P1"><text:span text:style-name="T1">2015-6-25,92,77,62,60,56,49,73,50,26,30.14,30.06,29.99,10,10,10,16,7,22,0.00,0,,310</text:span></text:p>
      <text:p text:style-name="P1"><text:span text:style-name="T1">2015-6-26,95,81,66,63,60,57,78,56,33,30.04,29.95,29.83,10,10,10,21,9,28,0.00,2,,314</text:span></text:p>
      <text:p text:style-name="P1"><text:span text:style-name="T1">2015-6-27,92,82,71,68,62,58,74,55,36,29.93,29.88,29.84,10,10,10,15,5,17,0.00,5,,313</text:span></text:p>
      <text:p text:style-name="P1"><text:span text:style-name="T1">2015-6-28,85,77,69,64,61,59,78,61,44,29.98,29.93,29.88,10,10,10,14,4,16,T,7,,296</text:span></text:p>
      <text:p text:style-name="P1"><text:span text:style-name="T1">2015-6-29,90,77,63,62,60,57,81,59,36,30.04,29.99,29.92,10,10,10,16,6,21,0.00,2,,324</text:span></text:p>
      <text:p text:style-name="P1"><text:span text:style-name="T1">2015-6-30,92,77,61,61,58,55,84,58,32,30.10,30.05,29.96,10,10,10,21,10,26,0.00,2,,314</text:span></text:p>
      <text:p text:style-name="P1"><text:span text:style-name="T1">2015-7-1,95,79,62,60,56,52,73,49,24,30.02,29.95,29.85,10,10,10,17,8,23,0.00,0,,303</text:span></text:p>
      <text:p text:style-name="P1"><text:span text:style-name="T1">2015-7-2,97,82,67,60,57,54,73,49,24,29.99,29.93,29.87,10,10,10,18,7,23,0.00,0,,311</text:span></text:p>
      <text:p text:style-name="P1"><text:span text:style-name="T1">2015-7-3,95,81,66,61,56,54,68,47,26,29.97,29.90,29.81,10,10,10,13,6,17,0.00,1,,317</text:span></text:p>
      <text:p text:style-name="P1"><text:span text:style-name="T1">2015-7-4,95,78,60,61,55,51,78,51,24,29.89,29.82,29.71,10,10,7,12,5,17,0.00,2,,322</text:span></text:p>
      <text:p text:style-name="P1"><text:span text:style-name="T1">2015-7-5,96,82,67,63,56,45,73,45,17,29.91,29.82,29.76,10,10,10,14,6,18,0.00,1,,304</text:span></text:p>
      <text:p text:style-name="P1"><text:span text:style-name="T1">2015-7-6,93,77,61,62,57,55,84,57,30,30.01,29.97,29.92,10,10,10,15,5,16,0.00,3,,336</text:span></text:p>
      <text:p text:style-name="P1"><text:span text:style-name="T1">2015-7-7,88,74,59,60,57,55,84,61,37,30.06,29.97,29.83,10,10,10,14,6,16,0.00,4,,312</text:span></text:p>
      <text:p text:style-name="P1"><text:span text:style-name="T1">2015-7-8,91,76,61,63,59,57,90,64,38,29.92,29.82,29.68,10,10,10,15,7,19,0.00,2,,312</text:span></text:p>
      <text:p text:style-name="P1"><text:span text:style-name="T1">2015-7-9,87,75,62,63,59,57,84,64,44,29.82,29.75,29.66,10,9,7,12,5,15,0.00,5,,320</text:span></text:p>
      <text:p text:style-name="P1"><text:span text:style-name="T1">2015-7-10,81,72,62,57,54,52,73,55,36,29.90,29.86,29.82,10,10,10,16,8,20,0.00,7,,219</text:span></text:p>
      <text:p text:style-name="P1"><text:span text:style-name="T1">2015-7-11,73,69,65,56,54,53,68,59,49,29.99,29.93,29.88,10,10,10,15,6,18,0.00,8,,217</text:span></text:p>
      <text:p text:style-name="P1"><text:span text:style-name="T1">2015-7-12,83,74,64,60,56,52,73,54,34,30.04,30.00,29.95,10,10,10,17,7,22,T,6,,275</text:span></text:p>
      <text:p text:style-name="P1"><text:span text:style-name="T1">2015-7-13,82,73,63,60,57,53,90,65,39,30.09,30.04,29.97,10,10,10,16,7,21,0.03,5,Rain,318</text:span></text:p>
      <text:p text:style-name="P1"><text:span text:style-name="T1">2015-7-14,84,72,59,55,53,46,78,53,28,30.06,30.01,29.93,10,10,10,21,9,24,0.00,1,,318</text:span></text:p>
      <text:p text:style-name="P1"><text:span text:style-name="T1">2015-7-15,83,72,60,55,54,52,78,58,37,30.11,30.07,30.02,10,10,10,22,9,27,0.00,2,,316</text:span></text:p>
      <text:p text:style-name="P1"><text:span text:style-name="T1">2015-7-16,80,71,61,55,52,48,73,54,35,30.18,30.14,30.09,10,10,10,20,8,24,0.00,5,,292</text:span></text:p>
      <text:p text:style-name="P1"><text:span text:style-name="T1">2015-7-17,88,73,58,53,50,46,86,55,24,30.14,30.02,29.89,10,10,10,20,9,26,0.00,3,,321</text:span></text:p>
      <text:p text:style-name="P1"><text:span text:style-name="T1">2015-7-18,97,79,60,53,49,43,67,42,16,29.98,29.91,29.85,10,10,10,17,7,22,0.00,1,,300</text:span></text:p>
      <text:p text:style-name="P1"><text:span text:style-name="T1">2015-7-19,97,81,64,60,56,50,73,47,21,30.04,29.97,29.91,10,10,10,18,6,23,0.00,0,,358</text:span></text:p>
      <text:p text:style-name="P1"><text:span text:style-name="T1">2015-7-20,86,74,62,59,57,53,84,62,39,30.11,30.04,29.96,10,10,10,16,7,21,0.00,1,,323</text:span></text:p>
      <text:p text:style-name="P1"><text:span text:style-name="T1">2015-7-21,76,69,61,57,51,47,84,60,36,30.03,29.98,29.91,10,10,10,22,10,26,0.00,4,,315</text:span></text:p>
      <text:p text:style-name="P1"><text:span text:style-name="T1">2015-7-22,72,65,57,54,52,49,80,64,47,29.99,29.94,29.89,10,10,10,15,6,18,0.00,6,,307</text:span></text:p>
      <text:p text:style-name="P1"><text:span text:style-name="T1">2015-7-23,80,70,59,53,51,46,78,55,32,30.02,29.97,29.92,10,10,10,14,6,19,0.00,3,,329</text:span></text:p>
      <text:p text:style-name="P1"><text:span text:style-name="T1">2015-7-24,82,70,58,57,52,43,78,52,26,30.12,30.07,30.02,10,10,10,12,5,18,0.00,3,,335</text:span></text:p>
      <text:p text:style-name="P1"><text:span text:style-name="T1">2015-7-25,69,65,60,61,57,53,100,80,59,30.11,30.08,30.05,10,8,1,13,4,17,0.20,8,Rain,308</text:span></text:p>
      <text:p text:style-name="P1"><text:span text:style-name="T1">2015-7-26,72,65,57,61,54,49,93,69,44,30.11,30.08,30.06,10,9,2,16,4,21,0.34,6,Rain,312</text:span></text:p>
      <text:p text:style-name="P1"><text:span text:style-name="T1">2015-7-27,78,66,54,54,52,48,93,66,38,30.24,30.19,30.12,10,10,10,17,7,21,0.00,2,,305</text:span></text:p>
      <text:p text:style-name="P1"><text:span text:style-name="T1">2015-7-28,87,73,58,54,53,50,86,58,30,30.25,30.18,30.09,10,10,10,20,7,24,0.00,1,,312</text:span></text:p>
      <text:p text:style-name="P1"><text:span text:style-name="T1">2015-7-29,97,79,61,55,52,49,73,48,22,30.13,30.06,29.97,10,10,10,17,7,23,0.00,0,,309</text:span></text:p>
      <text:p text:style-name="P1"><text:span text:style-name="T1">2015-7-30,103,83,63,56,51,41,67,40,13,30.04,29.99,29.91,10,10,10,13,6,18,0.00,1,,301</text:span></text:p>
      <text:p text:style-name="P1"><text:span text:style-name="T1">2015-7-31,101,83,64,60,50,39,68,41,13,30.06,29.99,29.90,10,10,10,15,6,20,0.00,1,,308</text:span></text:p>
      <text:p text:style-name="P1"><text:span text:style-name="T1">2015-8-1,98,80,62,55,50,45,63,42,20,29.99,29.90,29.81,10,10,10,17,8,22,0.00,2,,317</text:span></text:p>
      <text:p text:style-name="P1"><text:span text:style-name="T1">2015-8-2,80,74,67,60,56,52,68,54,40,29.93,29.90,29.86,10,10,10,12,3,14,T,7,Rain,325</text:span></text:p>
      <text:p text:style-name="P1"><text:span text:style-name="T1">2015-8-3,84,74,64,61,56,54,73,54,34,29.96,29.92,29.89,10,10,10,12,5,15,T,7,Rain,312</text:span></text:p>
      <text:p text:style-name="P1"><text:span text:style-name="T1">2015-8-4,83,71,59,55,52,47,80,56,31,30.04,30.00,29.95,10,10,10,18,9,23,0.00,2,,309</text:span></text:p>
      <text:p text:style-name="P1"><text:span text:style-name="T1">2015-8-5,78,67,56,52,51,49,86,61,36,30.14,30.10,30.05,10,10,10,20,8,23,0.00,3,,311</text:span></text:p>
      <text:p text:style-name="P1"><text:span text:style-name="T1">2015-8-6,79,68,56,57,53,52,86,63,39,30.14,30.07,29.97,10,10,10,17,7,23,0.00,1,,315</text:span></text:p>
      <text:p text:style-name="P1"><text:span text:style-name="T1">2015-8-7,87,73,59,58,54,45,84,54,23,29.97,29.91,29.81,10,10,10,17,8,22,0.00,1,,318</text:span></text:p>
      <text:p text:style-name="P1"><text:span text:style-name="T1">2015-8-8,82,73,63,59,57,53,84,61,37,29.98,29.91,29.88,10,10,10,21,6,24,0.00,6,,254</text:span></text:p>
      <text:p text:style-name="P1"><text:span text:style-name="T1">2015-8-9,86,74,61,58,55,49,78,54,29,30.00,29.95,29.88,10,10,10,15,6,18,0.00,4,,298</text:span></text:p>
      <text:p text:style-name="P1"><text:span text:style-name="T1">2015-8-10,87,76,65,61,55,50,70,50,29,29.95,29.91,29.85,10,10,10,13,5,18,0.00,6,,331</text:span></text:p>
      <text:p text:style-name="P1"><text:span text:style-name="T1">2015-8-11,91,77,63,60,59,56,90,61,32,29.93,29.88,29.81,10,10,10,12,6,16,0.00,5,,309</text:span></text:p>
      <text:p text:style-name="P1"><text:span text:style-name="T1">2015-8-12,91,79,66,62,60,59,78,56,34,30.01,29.94,29.88,10,10,10,15,5,18,0.00,2,,331</text:span></text:p>
      <text:p text:style-name="P1"><text:span text:style-name="T1">2015-8-13,86,75,64,62,59,56,87,61,35,30.05,29.99,29.89,10,10,10,12,6,16,0.00,5,,315</text:span></text:p>
      <text:p text:style-name="P1"><text:span text:style-name="T1">2015-8-14,74,69,64,62,58,56,78,68,57,30.20,30.08,29.96,10,10,9,18,8,27,0.12,7,Rain,240</text:span></text:p>
      <text:p text:style-name="P1"><text:span text:style-name="T1">2015-8-15,77,70,63,58,52,46,78,57,36,30.26,30.22,30.17,10,10,10,16,7,20,0.00,5,,319</text:span></text:p>
      <text:p text:style-name="P1"><text:span text:style-name="T1">2015-8-16,83,70,56,56,53,50,93,64,34,30.23,30.15,30.06,10,10,10,21,8,26,0.00,1,,319</text:span></text:p>
      <text:p text:style-name="P1"><text:span text:style-name="T1">2015-8-17,89,75,60,55,52,44,84,54,24,30.10,30.03,29.96,10,10,10,18,7,24,0.00,1,,317</text:span></text:p>
      <text:p text:style-name="P1"><text:span text:style-name="T1">2015-8-18,96,78,60,56,52,50,78,50,22,30.00,29.92,29.82,10,10,8,16,6,16,0.00,0,,288</text:span></text:p>
      <text:p text:style-name="P1"><text:span text:style-name="T1">2015-8-19,97,80,62,59,56,51,90,56,22,29.90,29.86,29.79,10,10,8,22,6,29,0.00,0,,308</text:span></text:p>
      <text:p text:style-name="P1"><text:span text:style-name="T1">2015-8-20,80,70,60,58,54,51,78,59,39,29.99,29.95,29.90,10,10,10,20,8,24,0.00,3,,325</text:span></text:p>
      <text:p text:style-name="P1"><text:span text:style-name="T1">2015-8-21,79,70,60,52,50,43,72,51,30,30.05,30.00,29.97,10,10,10,16,6,21,0.00,4,,294</text:span></text:p>
      <text:p text:style-name="P1"><text:span text:style-name="T1">2015-8-22,86,70,54,54,50,42,86,54,21,30.06,29.98,29.89,10,6,2,21,8,24,0.00,6,,334</text:span></text:p>
      <text:p text:style-name="P1"><text:span text:style-name="T1">2015-8-23,88,73,57,53,50,45,80,52,24,29.99,29.92,29.88,10,6,4,13,5,16,0.00,6,,299</text:span></text:p>
      <text:p text:style-name="P1"><text:span text:style-name="T1">2015-8-24,82,70,57,52,48,44,80,54,28,30.06,30.02,29.98,10,10,10,15,8,20,0.00,4,,321</text:span></text:p>
      <text:p text:style-name="P1"><text:span text:style-name="T1">2015-8-25,85,70,55,52,46,34,77,47,16,30.09,30.01,29.92,10,10,10,12,6,15,0.00,1,,314</text:span></text:p>
      <text:p text:style-name="P1"><text:span text:style-name="T1">2015-8-26,90,73,55,53,48,43,83,53,22,30.03,29.97,29.91,10,10,10,14,4,18,0.00,4,,326</text:span></text:p>
      <text:p text:style-name="P1"><text:span text:style-name="T1">2015-8-27,89,74,59,56,51,44,78,50,22,30.09,30.02,29.93,10,10,10,10,3,14,0.00,5,,328</text:span></text:p>
      <text:p text:style-name="P1"><text:span text:style-name="T1">2015-8-28,82,73,64,62,57,51,73,61,49,30.02,29.88,29.62,10,10,10,12,5,14,T,8,Rain,306</text:span></text:p>
      <text:p text:style-name="P1"><text:span text:style-name="T1">2015-8-29,76,70,63,64,58,53,93,70,46,29.84,29.73,29.55,10,10,5,32,15,43,0.27,7,Rain,196</text:span></text:p>
      <text:p text:style-name="P1"><text:span text:style-name="T1">2015-8-30,73,66,59,59,55,49,97,71,44,30.07,29.96,29.82,10,9,5,20,9,24,0.27,7,Rain,199</text:span></text:p>
      <text:p text:style-name="P1"><text:span text:style-name="T1">2015-8-31,74,68,61,55,53,52,78,62,46,30.07,30.02,29.95,10,10,10,14,8,18,0.00,7,,206</text:span></text:p>
      <text:p text:style-name="P1"><text:span text:style-name="T1">2015-9-1,76,67,58,58,55,52,90,67,43,29.96,29.88,29.81,10,9,4,18,8,23,0.06,7,Rain,228</text:span></text:p>
      <text:p text:style-name="P1"><text:span text:style-name="T1">2015-9-2,73,66,58,58,53,44,100,68,35,29.99,29.92,29.87,10,10,5,17,5,22,0.05,6,Rain,300</text:span></text:p>
      <text:p text:style-name="P1"><text:span text:style-name="T1">2015-9-3,68,59,50,51,49,45,93,71,48,30.05,30.01,29.98,10,10,10,16,4,20,T,3,Rain,299</text:span></text:p>
      <text:p text:style-name="P1"><text:span text:style-name="T1">2015-9-4,70,60,49,52,49,43,100,70,39,30.01,29.98,29.93,10,8,0,16,7,20,0.00,5,,307</text:span></text:p>
      <text:p text:style-name="P1"><text:span text:style-name="T1">2015-9-5,66,59,52,56,50,47,93,75,56,30.17,30.13,30.02,10,10,6,14,4,17,0.02,6,Rain,223</text:span></text:p>
      <text:p text:style-name="P1"><text:span text:style-name="T1">2015-9-6,60,55,49,57,53,47,96,90,83,30.18,30.16,30.13,10,8,2,12,5,12,0.07,6,Rain,83</text:span></text:p>
      <text:p text:style-name="P1"><text:span text:style-name="T1">2015-9-7,75,64,53,55,53,49,100,69,38,30.22,30.18,30.14,10,10,3,9,3,12,0.00,5,,299</text:span></text:p>
      <text:p text:style-name="P1"><text:span text:style-name="T1">2015-9-8,81,67,53,61,56,52,93,69,45,30.17,30.10,30.00,10,10,10,14,5,20,0.00,2,,299</text:span></text:p>
      <text:p text:style-name="P1"><text:span text:style-name="T1">2015-9-9,83,72,61,60,58,48,97,64,31,30.08,30.03,29.98,10,10,10,13,5,19,0.00,3,,318</text:span></text:p>
      <text:p text:style-name="P1"><text:span text:style-name="T1">2015-9-10,88,74,59,59,57,55,90,63,36,30.07,30.00,29.92,10,10,10,12,5,16,0.00,2,,303</text:span></text:p>
      <text:p text:style-name="P1"><text:span text:style-name="T1">2015-9-11,94,76,58,59,57,54,93,61,28,30.01,29.95,29.88,10,10,10,13,5,15,0.00,2,,287</text:span></text:p>
      <text:p text:style-name="P1"><text:span text:style-name="T1">2015-9-12,90,77,63,61,58,56,84,58,32,30.01,29.96,29.91,10,10,10,15,6,22,0.00,0,,306</text:span></text:p>
      <text:p text:style-name="P1"><text:span text:style-name="T1">2015-9-13,76,66,56,58,51,44,90,63,35,30.04,29.99,29.93,10,10,10,18,7,23,0.00,5,,305</text:span></text:p>
      <text:p text:style-name="P1"><text:span text:style-name="T1">2015-9-14,61,57,53,51,48,44,83,72,60,29.93,29.85,29.79,10,10,9,12,3,13,0.03,7,Rain,270</text:span></text:p>
      <text:p text:style-name="P1"><text:span text:style-name="T1">2015-9-15,65,58,50,48,44,37,89,63,37,29.88,29.84,29.81,10,10,10,15,6,17,T,7,,152</text:span></text:p>
      <text:p text:style-name="P1"><text:span text:style-name="T1">2015-9-16,71,62,53,50,48,44,89,64,38,29.86,29.83,29.80,10,10,10,16,8,22,T,7,,120</text:span></text:p>
      <text:p text:style-name="P1"><text:span text:style-name="T1">2015-9-17,68,62,56,60,56,50,100,84,68,30.13,29.98,29.83,10,9,2,15,6,19,0.66,7,Rain,129</text:span></text:p>
      <text:p text:style-name="P1"><text:span text:style-name="T1">2015-9-18,76,65,54,56,52,43,93,62,31,30.14,30.10,30.03,10,10,10,9,4,12,0.00,4,,328</text:span></text:p>
      <text:p text:style-name="P1"><text:span text:style-name="T1">2015-9-19,79,66,52,60,53,49,93,66,39,30.10,30.04,29.99,10,10,10,9,3,11,0.00,1,,41</text:span></text:p>
      <text:p text:style-name="P1"><text:span text:style-name="T1">2015-9-20,80,69,57,59,58,55,93,71,48,30.01,29.98,29.94,10,10,10,14,5,16,0.00,4,,22</text:span></text:p>
      <text:p text:style-name="P1"><text:span text:style-name="T1">2015-9-21,69,62,55,62,51,47,84,66,48,30.09,30.01,29.93,10,10,5,18,10,24,0.09,4,Rain,312</text:span></text:p>
      <text:p text:style-name="P1"><text:span text:style-name="T1">2015-9-22,71,61,50,48,45,40,83,58,33,30.04,29.99,29.94,10,10,10,9,4,12,0.00,1,,319</text:span></text:p>
      <text:p text:style-name="P1"><text:span text:style-name="T1">2015-9-23,76,61,46,52,46,42,86,59,31,30.08,30.04,30.00,10,10,10,8,4,12,0.00,3,,89</text:span></text:p>
      <text:p text:style-name="P1"><text:span text:style-name="T1">2015-9-24,78,66,53,57,52,50,89,66,43,30.04,30.00,29.96,10,10,10,13,4,14,0.00,5,,328</text:span></text:p>
      <text:p text:style-name="P1"><text:span text:style-name="T1">2015-9-25,66,62,58,59,56,53,93,83,72,30.04,30.00,29.96,10,10,5,14,7,16,0.28,7,Rain,318</text:span></text:p>
      <text:p text:style-name="P1"><text:span text:style-name="T1">2015-9-26,70,61,52,53,47,42,86,62,37,30.18,30.13,30.05,10,10,10,16,10,22,T,3,,314</text:span></text:p>
      <text:p text:style-name="P1"><text:span text:style-name="T1">2015-9-27,71,58,45,45,44,41,86,61,35,30.16,30.08,29.98,10,10,10,17,7,22,0.00,0,,318</text:span></text:p>
      <text:p text:style-name="P1"><text:span text:style-name="T1">2015-9-28,81,65,48,49,42,34,80,50,19,29.99,29.92,29.84,10,10,10,20,6,24,0.00,2,,305</text:span></text:p>
      <text:p text:style-name="P1"><text:span text:style-name="T1">2015-9-29,81,65,48,52,46,37,93,61,28,29.95,29.90,29.85,10,10,10,8,4,11,0.00,1,,299</text:span></text:p>
      <text:p text:style-name="P1"><text:span text:style-name="T1">2015-9-30,74,63,52,53,50,48,89,65,41,30.04,29.99,29.95,10,10,10,9,4,10,0.00,2,,275</text:span></text:p>
      <text:p text:style-name="P1"><text:span text:style-name="T1">2015-10-1,76,63,50,55,52,48,100,71,41,30.13,30.02,29.97,10,8,0,12,4,15,0.00,3,,316</text:span></text:p>
      <text:p text:style-name="P1"><text:span text:style-name="T1">2015-10-2,63,57,50,53,51,49,96,78,60,30.26,30.21,30.13,10,10,10,14,3,19,0.02,6,,282</text:span></text:p>
      <text:p text:style-name="P1"><text:span text:style-name="T1">2015-10-3,71,59,46,50,48,46,93,70,47,30.08,29.99,29.91,10,10,10,16,6,22,0.00,2,,329</text:span></text:p>
      <text:p text:style-name="P1"><text:span text:style-name="T1">2015-10-4,81,65,49,51,47,42,89,58,26,29.94,29.87,29.78,10,10,10,15,5,17,0.00,1,,328</text:span></text:p>
      <text:p text:style-name="P1"><text:span text:style-name="T1">2015-10-5,85,68,50,51,48,46,89,58,27,29.88,29.84,29.80,10,10,10,12,5,13,0.00,2,,288</text:span></text:p>
      <text:p text:style-name="P1"><text:span text:style-name="T1">2015-10-6,77,66,54,55,50,46,77,57,36,30.09,30.02,29.90,10,10,10,15,6,18,0.00,6,,165</text:span></text:p>
      <text:p text:style-name="P1"><text:span text:style-name="T1">2015-10-7,66,63,60,60,58,54,97,85,72,30.17,30.13,30.09,10,10,7,9,3,10,0.07,8,Rain,65</text:span></text:p>
      <text:p text:style-name="P1"><text:span text:style-name="T1">2015-10-8,75,66,57,60,59,56,100,80,60,30.16,30.11,29.99,10,5,0,9,3,11,0.00,7,Fog,304</text:span></text:p>
      <text:p text:style-name="P1"><text:span text:style-name="T1">2015-10-9,71,63,54,63,57,52,100,78,55,30.01,29.99,29.97,10,9,2,16,5,19,T,5,,134</text:span></text:p>
      <text:p text:style-name="P1"><text:span text:style-name="T1">2015-10-10,72,64,55,62,59,52,100,84,68,30.06,29.88,29.77,10,9,1,24,8,31,0.29,6,Fog-Rain,179</text:span></text:p>
      <text:p text:style-name="P1"><text:span text:style-name="T1">2015-10-11,68,59,50,56,53,50,100,78,56,30.20,30.15,30.06,10,6,0,13,4,14,0.00,5,Fog,256</text:span></text:p>
      <text:p text:style-name="P1"><text:span text:style-name="T1">2015-10-12,71,59,47,56,52,47,100,75,49,30.16,30.13,30.09,10,8,0,8,2,10,0.00,4,Fog,147</text:span></text:p>
      <text:p text:style-name="P1"><text:span text:style-name="T1">2015-10-13,72,61,50,57,51,48,100,74,47,30.22,30.18,30.15,10,10,10,12,5,15,0.00,1,,305</text:span></text:p>
      <text:p text:style-name="P1"><text:span text:style-name="T1">2015-10-14,72,62,51,52,50,49,96,73,49,30.18,30.11,30.01,10,10,10,12,5,15,0.00,6,,315</text:span></text:p>
      <text:p text:style-name="P1"><text:span text:style-name="T1">2015-10-15,80,65,49,54,48,41,93,62,30,30.03,29.97,29.92,10,10,10,23,8,30,0.00,3,,300</text:span></text:p>
      <text:p text:style-name="P1"><text:span text:style-name="T1">2015-10-16,74,62,50,55,51,49,96,69,41,29.94,29.89,29.82,10,10,10,13,3,15,0.00,5,,286</text:span></text:p>
      <text:p text:style-name="P1"><text:span text:style-name="T1">2015-10-17,67,62,57,57,55,52,93,76,58,29.95,29.89,29.83,10,10,9,13,4,14,0.01,7,Rain-Thunderstorm,154</text:span></text:p>
      <text:p text:style-name="P1"><text:span text:style-name="T1">2015-10-18,66,62,58,59,58,56,100,89,78,30.03,30.00,29.96,10,8,5,8,2,10,0.04,7,Rain,320</text:span></text:p>
      <text:p text:style-name="P1"><text:span text:style-name="T1">2015-10-19,64,60,56,58,55,51,100,89,78,30.17,30.02,29.98,10,10,8,15,6,18,T,7,Rain,179</text:span></text:p>
      <text:p text:style-name="P1"><text:span text:style-name="T1">2015-10-20,67,59,50,55,53,49,96,77,58,30.28,30.22,30.17,10,10,7,10,3,13,T,5,,208</text:span></text:p>
      <text:p text:style-name="P1"><text:span text:style-name="T1">2015-10-21,66,57,47,53,51,47,100,79,58,30.17,30.15,30.11,10,6,0,15,5,18,0.00,6,Fog,298</text:span></text:p>
      <text:p text:style-name="P1"><text:span text:style-name="T1">2015-10-22,66,56,46,51,47,44,96,71,45,30.27,30.22,30.18,10,10,10,15,5,19,0.00,3,,295</text:span></text:p>
      <text:p text:style-name="P1"><text:span text:style-name="T1">2015-10-23,63,53,42,47,44,41,96,76,55,30.21,30.10,29.99,10,10,9,10,3,13,0.00,6,,291</text:span></text:p>
      <text:p text:style-name="P1"><text:span text:style-name="T1">2015-10-24,69,60,50,48,45,42,86,64,42,29.98,29.91,29.83,10,10,10,18,7,21,0.00,6,,126</text:span></text:p>
      <text:p text:style-name="P1"><text:span text:style-name="T1">2015-10-25,62,58,53,60,49,41,100,76,51,29.93,29.77,29.68,10,9,3,24,14,29,0.64,7,Rain,137</text:span></text:p>
      <text:p text:style-name="P1"><text:span text:style-name="T1">2015-10-26,63,55,46,52,50,47,96,76,56,30.07,30.02,29.94,10,10,9,16,7,20,0.01,6,Rain,192</text:span></text:p>
      <text:p text:style-name="P1"><text:span text:style-name="T1">2015-10-27,63,54,44,51,47,45,100,78,55,30.03,29.99,29.94,10,7,0,14,4,16,0.00,6,Fog,272</text:span></text:p>
      <text:p text:style-name="P1"><text:span text:style-name="T1">2015-10-28,59,56,52,55,53,47,100,84,67,30.05,30.00,29.93,10,7,2,12,5,13,0.29,7,Rain,127</text:span></text:p>
      <text:p text:style-name="P1"><text:span text:style-name="T1">2015-10-29,64,59,54,56,54,53,100,86,72,30.15,30.10,30.05,10,10,6,16,6,18,0.01,7,Rain,181</text:span></text:p>
      <text:p text:style-name="P1"><text:span text:style-name="T1">2015-10-30,62,59,56,60,56,52,97,86,75,30.04,29.92,29.86,10,9,5,30,16,35,0.34,8,Rain,193</text:span></text:p>
      <text:p text:style-name="P1"><text:span text:style-name="T1">2015-10-31,64,59,53,60,57,53,100,89,78,29.83,29.80,29.78,10,7,0,25,11,38,1.97,8,Fog-Rain,182</text:span></text:p>
      <text:p text:style-name="P1"><text:span text:style-name="T1">2015-11-1,63,57,51,53,50,44,93,73,52,29.94,29.89,29.80,10,9,5,22,9,32,0.19,7,Rain,199</text:span></text:p>
      <text:p text:style-name="P1"><text:span text:style-name="T1">2015-11-2,58,53,47,49,47,44,93,78,62,29.99,29.94,29.92,10,10,10,10,4,13,T,6,Rain,260</text:span></text:p>
      <text:p text:style-name="P1"><text:span text:style-name="T1">2015-11-3,57,49,40,45,41,37,100,76,51,30.16,30.06,29.99,10,9,5,16,4,20,0.00,3,Fog,303</text:span></text:p>
      <text:p text:style-name="P1"><text:span text:style-name="T1">2015-11-4,53,45,37,45,41,36,100,83,66,30.24,30.20,30.16,10,9,7,9,3,10,0.00,6,,183</text:span></text:p>
      <text:p text:style-name="P1"><text:span text:style-name="T1">2015-11-5,53,50,47,49,45,43,89,80,71,30.33,30.24,30.18,10,10,8,15,6,18,0.02,8,Rain,165</text:span></text:p>
      <text:p text:style-name="P1"><text:span text:style-name="T1">2015-11-6,64,56,47,49,47,43,100,74,48,30.36,30.29,30.16,10,10,7,9,4,11,T,4,,120</text:span></text:p>
      <text:p text:style-name="P1"><text:span text:style-name="T1">2015-11-7,53,48,43,52,49,43,100,90,80,30.14,29.96,29.85,10,8,2,15,7,17,0.57,7,Rain,129</text:span></text:p>
      <text:p text:style-name="P1"><text:span text:style-name="T1">2015-11-8,55,51,46,50,48,43,100,92,83,29.87,29.85,29.82,10,10,7,17,4,21,0.33,8,Rain,150</text:span></text:p>
      <text:p text:style-name="P1"><text:span text:style-name="T1">2015-11-9,55,48,40,45,42,39,100,82,64,30.16,29.98,29.86,10,10,3,9,2,11,0.02,5,,133</text:span></text:p>
      <text:p text:style-name="P1"><text:span text:style-name="T1">2015-11-10,49,46,42,43,42,40,92,85,77,30.33,30.27,30.17,10,8,2,18,5,27,0.01,8,Rain,201</text:span></text:p>
      <text:p text:style-name="P1"><text:span text:style-name="T1">2015-11-11,55,49,43,46,43,40,93,74,55,30.41,30.33,30.21,10,9,5,21,7,28,0.20,7,Rain,217</text:span></text:p>
      <text:p text:style-name="P1"><text:span text:style-name="T1">2015-11-12,51,45,38,47,42,38,100,89,77,30.40,30.29,30.10,10,9,4,23,8,30,0.08,7,Fog-Rain,153</text:span></text:p>
      <text:p text:style-name="P1"><text:span text:style-name="T1">2015-11-13,58,55,51,53,51,47,89,85,80,30.09,30.01,29.89,10,10,10,25,16,31,0.05,8,Rain,194</text:span></text:p>
      <text:p text:style-name="P1"><text:span text:style-name="T1">2015-11-14,60,58,55,51,48,46,83,72,60,29.87,29.70,29.48,10,10,10,25,13,35,T,8,Rain,157</text:span></text:p>
      <text:p text:style-name="P1"><text:span text:style-name="T1">2015-11-15,56,48,40,50,40,38,100,88,76,30.14,29.79,29.46,10,9,4,24,8,30,0.30,7,Rain,264</text:span></text:p>
      <text:p text:style-name="P1"><text:span text:style-name="T1">2015-11-16,50,45,39,47,41,36,93,80,66,30.26,30.16,30.03,10,10,7,29,11,36,0.38,7,Rain,163</text:span></text:p>
      <text:p text:style-name="P1"><text:span text:style-name="T1">2015-11-17,58,53,47,54,50,39,96,85,74,30.17,29.98,29.77,10,8,2,32,19,43,0.84,8,Rain,216</text:span></text:p>
      <text:p text:style-name="P1"><text:span text:style-name="T1">2015-11-18,52,46,39,44,41,38,93,78,63,30.34,30.27,30.19,10,10,7,16,5,21,0.25,6,Rain,168</text:span></text:p>
      <text:p text:style-name="P1"><text:span text:style-name="T1">2015-11-19,48,44,40,45,43,38,100,88,76,30.38,30.13,30.00,10,6,1,17,6,21,0.54,7,Rain,44</text:span></text:p>
      <text:p text:style-name="P1"><text:span text:style-name="T1">2015-11-20,52,45,37,39,35,31,92,71,50,30.48,30.41,30.35,10,10,10,26,11,33,0.00,6,,22</text:span></text:p>
      <text:p text:style-name="P1"><text:span text:style-name="T1">2015-11-21,51,42,32,35,32,26,96,72,48,30.36,30.29,30.21,10,10,10,21,5,26,0.00,1,,293</text:span></text:p>
      <text:p text:style-name="P1"><text:span text:style-name="T1">2015-11-22,46,37,28,36,31,28,100,79,58,30.20,30.10,29.98,10,5,0,12,4,15,0.00,4,Fog,203</text:span></text:p>
      <text:p text:style-name="P1"><text:span text:style-name="T1">2015-11-23,44,37,30,41,35,27,100,84,67,29.98,29.88,29.74,10,7,2,18,4,22,0.41,5,Rain,129</text:span></text:p>
      <text:p text:style-name="P1"><text:span text:style-name="T1">2015-11-24,43,39,34,41,37,31,96,86,76,30.07,29.86,29.73,10,8,2,20,5,28,0.30,7,Rain,297</text:span></text:p>
      <text:p text:style-name="P1"><text:span text:style-name="T1">2015-11-25,49,40,30,33,30,25,100,73,46,30.33,30.23,30.08,10,10,10,10,4,14,0.00,1,,313</text:span></text:p>
      <text:p text:style-name="P1"><text:span text:style-name="T1">2015-11-26,51,38,24,33,25,18,100,64,27,30.45,30.40,30.34,10,10,7,26,7,36,0.00,0,,232</text:span></text:p>
      <text:p text:style-name="P1"><text:span text:style-name="T1">2015-11-27,50,38,25,30,26,22,92,63,33,30.41,30.37,30.32,10,10,10,17,6,20,0.00,0,,198</text:span></text:p>
      <text:p text:style-name="P1"><text:span text:style-name="T1">2015-11-28,47,39,31,27,25,24,72,59,45,30.35,30.28,30.21,10,10,10,20,9,23,0.00,0,,127</text:span></text:p>
      <text:p text:style-name="P1"><text:span text:style-name="T1">2015-11-29,41,35,29,24,23,21,78,66,54,30.25,30.22,30.19,10,10,10,18,12,23,0.00,0,,111</text:span></text:p>
      <text:p text:style-name="P1"><text:span text:style-name="T1">2015-11-30,37,31,24,29,24,20,81,68,54,30.23,30.18,30.15,10,10,10,20,10,23,T,5,Rain,111</text:span></text:p>
      <text:p text:style-name="P1"><text:span text:style-name="T1">2015-12-1,42,38,34,34,29,26,100,79,57,30.25,30.15,30.05,10,9,4,23,15,27,0.52,7,Rain,115</text:span></text:p>
      <text:p text:style-name="P1"><text:span text:style-name="T1">2015-12-2,42,39,35,36,34,33,92,83,73,30.11,30.02,29.81,10,8,3,23,14,27,0.30,8,Rain,118</text:span></text:p>
      <text:p text:style-name="P1"><text:span text:style-name="T1">2015-12-3,52,45,38,47,40,35,100,88,76,29.81,29.61,29.49,10,9,6,29,16,35,0.53,8,Rain,136</text:span></text:p>
      <text:p text:style-name="P1"><text:span text:style-name="T1">2015-12-4,50,47,43,45,43,40,100,87,74,30.18,30.06,29.83,10,9,5,20,10,25,0.26,7,Rain,169</text:span></text:p>
      <text:p text:style-name="P1"><text:span text:style-name="T1">2015-12-5,47,45,43,43,41,38,92,84,76,30.13,29.97,29.83,10,10,10,24,17,29,0.39,8,Rain,113</text:span></text:p>
      <text:p text:style-name="P1"><text:span text:style-name="T1">2015-12-6,57,51,44,49,46,42,100,83,66,30.05,29.95,29.81,10,9,6,28,13,42,0.75,8,Rain,142</text:span></text:p>
      <text:p text:style-name="P1"><text:span text:style-name="T1">2015-12-7,63,55,46,57,51,45,100,89,77,29.96,29.82,29.63,10,6,2,26,12,42,2.67,7,Rain,175</text:span></text:p>
      <text:p text:style-name="P1"><text:span text:style-name="T1">2015-12-8,62,59,56,59,57,55,97,91,84,29.93,29.78,29.62,10,5,1,31,15,41,1.66,8,Rain,197</text:span></text:p>
      <text:p text:style-name="P1"><text:span text:style-name="T1">2015-12-9,59,53,47,56,46,40,93,80,66,29.93,29.76,29.34,10,10,3,33,12,46,0.40,7,Rain,164</text:span></text:p>
      <text:p text:style-name="P1"><text:span text:style-name="T1">2015-12-10,53,49,44,49,44,39,100,83,66,29.55,29.43,29.28,10,9,4,29,14,44,0.65,8,Rain,167</text:span></text:p>
      <text:p text:style-name="P1"><text:span text:style-name="T1">2015-12-11,46,45,43,43,42,39,100,88,76,29.89,29.64,29.53,10,7,2,22,11,27,0.72,8,Rain,113</text:span></text:p>
      <text:p text:style-name="P1"><text:span text:style-name="T1">2015-12-12,50,47,43,46,44,42,100,87,74,29.94,29.74,29.54,10,8,2,25,10,33,0.72,8,Rain,141</text:span></text:p>
      <text:p text:style-name="P1"><text:span text:style-name="T1">2015-12-13,49,46,42,43,40,38,100,90,80,30.01,29.79,29.65,10,9,4,24,10,30,0.63,8,Rain,209</text:span></text:p>
      <text:p text:style-name="P1"><text:span text:style-name="T1">2015-12-14,44,40,35,39,37,34,100,88,76,30.35,30.20,30.03,10,9,5,12,4,14,0.02,6,Rain,217</text:span></text:p>
      <text:p text:style-name="P1"><text:span text:style-name="T1">2015-12-15,42,39,35,39,37,36,100,93,85,30.40,30.35,30.28,10,9,5,10,4,12,0.12,8,Rain,189</text:span></text:p>
      <text:p text:style-name="P1"><text:span text:style-name="T1">2015-12-16,45,43,41,42,40,35,96,86,76,30.26,30.20,30.06,10,9,3,18,6,21,0.10,8,Rain,128</text:span></text:p>
      <text:p text:style-name="P1"><text:span text:style-name="T1">2015-12-17,55,47,38,54,41,37,100,93,86,30.02,29.76,29.57,10,5,2,23,17,29,1.87,8,Rain,118</text:span></text:p>
      <text:p text:style-name="P1"><text:span text:style-name="T1">2015-12-18,54,48,42,53,44,40,100,86,71,29.89,29.78,29.55,10,10,3,24,10,30,0.23,7,Rain,168</text:span></text:p>
      <text:p text:style-name="P1"><text:span text:style-name="T1">2015-12-19,49,45,40,41,40,37,100,86,71,29.99,29.93,29.88,10,9,4,17,8,22,0.15,7,Rain,144</text:span></text:p>
      <text:p text:style-name="P1"><text:span text:style-name="T1">2015-12-20,49,45,41,43,40,37,100,86,71,29.91,29.83,29.75,10,8,2,21,10,28,0.35,8,Rain,166</text:span></text:p>
      <text:p text:style-name="P1"><text:span text:style-name="T1">2015-12-21,52,46,40,47,41,38,100,82,63,29.82,29.47,29.19,10,8,3,39,15,55,0.80,7,Rain,180</text:span></text:p>
      <text:p text:style-name="P1"><text:span text:style-name="T1">2015-12-22,46,42,37,42,39,36,100,91,82,29.69,29.62,29.52,10,10,5,17,5,20,0.20,7,Rain,210</text:span></text:p>
      <text:p text:style-name="P1"><text:span text:style-name="T1">2015-12-23,43,40,37,39,37,35,92,86,79,29.75,29.71,29.67,10,9,4,21,13,28,0.59,7,Rain,205</text:span></text:p>
      <text:p text:style-name="P1"><text:span text:style-name="T1">2015-12-24,42,40,37,38,36,35,100,90,79,29.96,29.77,29.68,10,10,6,16,4,20,0.06,8,Rain,163</text:span></text:p>
      <text:p text:style-name="P1"><text:span text:style-name="T1">2015-12-25,43,39,35,38,36,34,100,88,76,30.55,30.28,29.98,10,8,0,8,4,10,0.01,7,,251</text:span></text:p>
      <text:p text:style-name="P1"><text:span text:style-name="T1">2015-12-26,41,38,34,37,33,29,100,82,64,30.58,30.51,30.29,10,10,6,24,8,29,T,7,Rain,126</text:span></text:p>
      <text:p text:style-name="P1"><text:span text:style-name="T1">2015-12-27,41,38,34,34,32,29,96,83,70,30.26,30.11,30.05,10,8,2,21,12,25,0.27,8,Rain-Snow,114</text:span></text:p>
      <text:p text:style-name="P1"><text:span text:style-name="T1">2015-12-28,40,38,35,39,36,34,100,96,92,30.18,30.13,30.07,10,6,2,9,3,10,0.03,8,Rain-Snow,117</text:span></text:p>
      <text:p text:style-name="P1"><text:span text:style-name="T1">2015-12-29,39,36,32,36,36,32,100,93,85,30.20,30.15,30.12,10,7,3,17,8,22,0.24,7,Rain,107</text:span></text:p>
      <text:p text:style-name="P1"><text:span text:style-name="T1">2015-12-30,44,37,29,34,29,24,100,77,53,30.47,30.35,30.21,10,6,0,23,10,27,0.00,2,Fog,36</text:span></text:p>
      <text:p text:style-name="P1"><text:span text:style-name="T1">2015-12-31,39,36,33,24,21,19,64,56,48,30.57,30.52,30.46,10,10,10,36,21,42,0.00,0,,87</text:span></text:p>
      <text:p text:style-name="P1"><text:span text:style-name="T1">2016-1-1,37,34,31,19,18,17,58,51,44,30.49,30.39,30.27,10,10,10,36,25,44,0.00,0,,97</text:span></text:p>
      <text:p text:style-name="P1"><text:span text:style-name="T1">2016-1-2,36,32,28,17,15,14,58,49,40,30.29,30.20,30.10,10,10,10,35,24,43,0.00,0,,95</text:span></text:p>
      <text:p text:style-name="P1"><text:span text:style-name="T1">2016-1-3,32,30,28,29,24,15,92,73,53,30.09,29.97,29.86,10,5,0,25,12,33,0.31,7,Rain-Snow,104</text:span></text:p>
      <text:p text:style-name="P1"><text:span text:style-name="T1">2016-1-4,36,34,31,32,28,25,92,84,75,29.85,29.77,29.65,10,8,3,12,4,,0.01,8,Rain,119</text:span></text:p>
      <text:p text:style-name="P1"><text:span text:style-name="T1">2016-1-5,40,36,31,33,31,29,89,80,70,29.61,29.59,29.55,10,10,7,22,7,27,0.17,7,Rain,109</text:span></text:p>
      <text:p text:style-name="P1"><text:span text:style-name="T1">2016-1-6,43,37,30,34,32,29,92,81,70,29.78,29.65,29.60,10,9,7,15,5,18,0.00,6,,87</text:span></text:p>
      <text:p text:style-name="P1"><text:span text:style-name="T1">2016-1-7,47,41,34,37,35,32,92,81,70,30.03,29.93,29.79,10,10,9,9,2,10,T,5,Rain,100</text:span></text:p>
      <text:p text:style-name="P1"><text:span text:style-name="T1">2016-1-8,47,38,29,37,33,29,96,83,70,30.09,30.05,30.00,10,9,6,13,4,15,0.00,4,,119</text:span></text:p>
      <text:p text:style-name="P1"><text:span text:style-name="T1">2016-1-9,46,40,33,36,34,31,92,81,70,30.24,30.13,30.00,10,10,10,21,10,24,0.03,8,Rain,116</text:span></text:p>
      <text:p text:style-name="P1"><text:span text:style-name="T1">2016-1-10,50,40,29,34,31,29,96,73,50,30.27,30.21,30.16,10,10,8,23,10,27,0.00,1,,97</text:span></text:p>
      <text:p text:style-name="P1"><text:span text:style-name="T1">2016-1-11,42,40,38,39,35,30,92,77,62,30.24,30.19,30.14,10,10,5,21,12,26,0.20,7,Rain,113</text:span></text:p>
      <text:p text:style-name="P1"><text:span text:style-name="T1">2016-1-12,43,41,39,40,38,35,100,90,79,30.16,29.90,29.64,10,8,4,26,14,33,0.84,8,Rain,110</text:span></text:p>
      <text:p text:style-name="P1"><text:span text:style-name="T1">2016-1-13,49,45,41,48,42,39,100,92,83,30.10,29.81,29.65,10,7,2,23,8,26,0.86,8,Rain,156</text:span></text:p>
      <text:p text:style-name="P1"><text:span text:style-name="T1">2016-1-14,46,43,40,44,40,38,100,88,76,30.10,29.94,29.78,10,9,2,16,8,21,0.29,8,Rain,108</text:span></text:p>
      <text:p text:style-name="P1"><text:span text:style-name="T1">2016-1-15,47,43,39,40,39,37,92,84,76,30.06,29.97,29.87,10,10,8,18,12,22,0.10,7,Rain,112</text:span></text:p>
      <text:p text:style-name="P1"><text:span text:style-name="T1">2016-1-16,52,47,42,49,44,39,100,90,80,30.01,29.86,29.73,10,9,2,24,13,32,0.52,7,Rain,130</text:span></text:p>
      <text:p text:style-name="P1"><text:span text:style-name="T1">2016-1-17,47,45,42,44,42,38,100,88,76,29.97,29.85,29.72,10,9,3,25,13,31,0.87,7,Rain,115</text:span></text:p>
      <text:p text:style-name="P1"><text:span text:style-name="T1">2016-1-18,51,46,40,43,41,39,100,86,71,30.04,29.99,29.91,10,10,7,20,11,23,0.25,6,Rain,116</text:span></text:p>
      <text:p text:style-name="P1"><text:span text:style-name="T1">2016-1-19,48,45,42,44,42,40,100,92,83,29.98,29.77,29.60,10,8,5,22,10,28,0.64,8,Rain,137</text:span></text:p>
      <text:p text:style-name="P1"><text:span text:style-name="T1">2016-1-20,50,46,42,42,40,39,89,80,71,30.23,30.12,30.01,10,10,9,23,11,29,0.15,7,Rain,122</text:span></text:p>
      <text:p text:style-name="P1"><text:span text:style-name="T1">2016-1-21,52,49,45,45,42,40,100,83,66,30.00,29.87,29.73,10,10,6,23,16,28,0.25,8,Rain,117</text:span></text:p>
      <text:p text:style-name="P1"><text:span text:style-name="T1">2016-1-22,59,52,44,50,45,41,96,76,55,29.96,29.82,29.68,10,10,5,21,9,25,0.30,7,Rain,160</text:span></text:p>
      <text:p text:style-name="P1"><text:span text:style-name="T1">2016-1-23,52,48,44,46,44,41,93,82,71,30.04,29.82,29.66,10,9,2,14,6,17,0.21,8,Rain,110</text:span></text:p>
      <text:p text:style-name="P1"><text:span text:style-name="T1">2016-1-24,50,44,38,43,41,38,93,80,66,30.20,30.13,30.05,10,10,10,10,4,13,T,7,,105</text:span></text:p>
      <text:p text:style-name="P1"><text:span text:style-name="T1">2016-1-25,56,49,42,40,39,37,89,72,55,30.27,30.24,30.19,10,10,10,17,9,21,T,6,,98</text:span></text:p>
      <text:p text:style-name="P1"><text:span text:style-name="T1">2016-1-26,49,47,44,47,42,38,100,83,66,30.36,30.30,30.26,10,8,2,23,10,26,0.08,8,Rain,113</text:span></text:p>
      <text:p text:style-name="P1"><text:span text:style-name="T1">2016-1-27,54,51,47,43,41,40,86,75,63,30.28,30.19,30.00,10,10,9,25,15,29,0.03,7,Rain,111</text:span></text:p>
      <text:p text:style-name="P1"><text:span text:style-name="T1">2016-1-28,59,52,45,52,45,40,93,73,53,30.10,30.01,29.89,10,9,3,24,11,28,0.56,6,Rain,175</text:span></text:p>
      <text:p text:style-name="P1"><text:span text:style-name="T1">2016-1-29,53,47,41,48,42,37,100,82,63,29.96,29.83,29.62,10,10,6,21,11,27,0.28,7,Rain,180</text:span></text:p>
      <text:p text:style-name="P1"><text:span text:style-name="T1">2016-1-30,47,43,39,39,38,36,92,82,71,30.09,30.02,29.94,10,10,4,14,7,16,0.15,7,Rain,195</text:span></text:p>
      <text:p text:style-name="P1"><text:span text:style-name="T1">2016-1-31,44,42,39,38,36,35,92,84,76,30.17,30.11,30.08,10,10,4,9,3,10,0.13,8,Rain,138</text:span></text:p>
      <text:p text:style-name="P1"><text:span text:style-name="T1">2016-2-1,47,43,38,40,38,36,92,82,71,30.27,30.22,30.17,10,10,6,15,6,17,0.05,7,Rain,154</text:span></text:p>
      <text:p text:style-name="P1"><text:span text:style-name="T1">2016-2-2,49,41,32,38,35,31,92,74,56,30.24,30.21,30.16,10,10,10,16,8,19,T,4,Rain,104</text:span></text:p>
      <text:p text:style-name="P1"><text:span text:style-name="T1">2016-2-3,49,45,41,47,39,34,96,81,65,30.23,30.15,30.02,10,10,5,23,15,29,0.26,8,Rain,138</text:span></text:p>
      <text:p text:style-name="P1"><text:span text:style-name="T1">2016-2-4,56,50,44,53,45,42,93,85,77,30.45,30.37,30.22,10,9,2,20,9,27,0.40,7,Rain,180</text:span></text:p>
      <text:p text:style-name="P1"><text:span text:style-name="T1">2016-2-5,58,49,40,47,41,38,89,75,61,30.38,30.27,30.15,10,10,7,26,9,34,0.12,6,Rain,144</text:span></text:p>
      <text:p text:style-name="P1"><text:span text:style-name="T1">2016-2-6,52,47,41,44,41,40,96,82,68,30.51,30.45,30.38,10,10,10,15,4,19,0.00,7,,275</text:span></text:p>
      <text:p text:style-name="P1"><text:span text:style-name="T1">2016-2-7,62,53,44,42,41,39,89,68,46,30.54,30.49,30.45,10,10,10,8,2,9,0.00,5,,336</text:span></text:p>
      <text:p text:style-name="P1"><text:span text:style-name="T1">2016-2-8,62,50,37,42,39,36,100,72,43,30.46,30.38,30.25,10,10,7,17,4,19,0.00,1,Fog,58</text:span></text:p>
      <text:p text:style-name="P1"><text:span text:style-name="T1">2016-2-9,60,52,43,39,38,36,71,58,44,30.24,30.19,30.14,10,10,10,17,9,22,0.00,2,,109</text:span></text:p>
      <text:p text:style-name="P1"><text:span text:style-name="T1">2016-2-10,62,52,42,48,42,38,83,72,60,30.30,30.24,30.14,10,10,10,18,7,23,T,7,Rain,104</text:span></text:p>
      <text:p text:style-name="P1"><text:span text:style-name="T1">2016-2-11,58,52,46,48,46,44,93,80,67,30.21,30.15,30.12,10,10,6,18,7,23,0.13,8,Rain,115</text:span></text:p>
      <text:p text:style-name="P1"><text:span text:style-name="T1">2016-2-12,56,52,47,51,46,42,100,86,71,30.29,30.19,30.14,10,8,2,20,11,25,0.27,7,Rain,128</text:span></text:p>
      <text:p text:style-name="P1"><text:span text:style-name="T1">2016-2-13,53,49,45,44,43,42,86,79,71,30.37,30.28,30.20,10,10,7,20,9,28,0.26,8,Rain,172</text:span></text:p>
      <text:p text:style-name="P1"><text:span text:style-name="T1">2016-2-14,58,54,50,52,50,45,89,85,80,30.29,30.24,30.18,10,10,6,17,8,26,0.18,8,Rain,201</text:span></text:p>
      <text:p text:style-name="P1"><text:span text:style-name="T1">2016-2-15,61,56,50,50,47,43,83,72,60,30.25,30.18,30.09,10,10,10,17,7,23,0.00,7,,205</text:span></text:p>
      <text:p text:style-name="P1"><text:span text:style-name="T1">2016-2-16,56,52,47,50,47,44,93,85,77,30.11,29.99,29.68,10,9,5,15,4,20,0.35,8,Rain,146</text:span></text:p>
      <text:p text:style-name="P1"><text:span text:style-name="T1">2016-2-17,63,55,46,50,46,43,100,78,55,29.66,29.39,29.20,10,8,0,22,9,27,0.35,8,Fog-Rain,130</text:span></text:p>
      <text:p text:style-name="P1"><text:span text:style-name="T1">2016-2-18,50,46,42,48,42,37,100,86,71,29.78,29.51,29.31,10,8,2,23,10,32,0.42,8,Rain,144</text:span></text:p>
      <text:p text:style-name="P1"><text:span text:style-name="T1">2016-2-19,52,48,43,44,41,38,93,81,68,30.24,29.86,29.57,10,10,7,31,14,39,0.24,7,Rain,166</text:span></text:p>
      <text:p text:style-name="P1"><text:span text:style-name="T1">2016-2-20,53,46,39,40,38,35,92,71,50,30.42,30.32,30.21,10,10,7,18,5,24,0.05,6,Rain,119</text:span></text:p>
      <text:p text:style-name="P1"><text:span text:style-name="T1">2016-2-21,53,44,35,43,38,33,100,80,60,30.41,30.28,30.15,10,10,7,18,7,23,0.10,4,Fog-Rain,132</text:span></text:p>
      <text:p text:style-name="P1"><text:span text:style-name="T1">2016-2-22,54,45,36,41,38,35,100,75,50,30.47,30.42,30.32,10,6,0,9,3,10,T,5,Fog-Rain,228</text:span></text:p>
      <text:p text:style-name="P1"><text:span text:style-name="T1">2016-2-23,59,46,33,37,34,31,100,69,37,30.31,30.16,30.04,10,7,0,25,12,32,0.00,5,Fog,47</text:span></text:p>
      <text:p text:style-name="P1"><text:span text:style-name="T1">2016-2-24,62,52,42,38,35,33,76,56,36,30.22,30.19,30.13,10,10,10,16,7,17,0.00,6,,103</text:span></text:p>
      <text:p text:style-name="P1"><text:span text:style-name="T1">2016-2-25,64,51,37,40,37,35,92,64,36,30.23,30.16,30.09,10,10,10,14,5,16,0.00,2,,66</text:span></text:p>
      <text:p text:style-name="P1"><text:span text:style-name="T1">2016-2-26,60,52,43,49,43,36,100,72,44,30.09,29.99,29.93,10,8,2,15,5,18,0.38,7,Rain,105</text:span></text:p>
      <text:p text:style-name="P1"><text:span text:style-name="T1">2016-2-27,59,54,48,52,46,40,89,70,51,30.19,30.09,29.96,10,10,4,22,10,28,0.13,7,Rain,184</text:span></text:p>
      <text:p text:style-name="P1"><text:span text:style-name="T1">2016-2-28,57,52,47,47,41,36,83,69,54,30.26,30.08,29.86,10,10,8,32,13,40,0.08,6,Rain,189</text:span></text:p>
      <text:p text:style-name="P1"><text:span text:style-name="T1">2016-2-29,52,49,45,46,42,38,93,82,71,30.26,30.18,30.00,10,9,5,17,8,21,0.32,8,Rain,114</text:span></text:p>
      <text:p text:style-name="P1"><text:span text:style-name="T1">2016-3-1,59,53,46,48,43,36,100,74,47,30.02,29.85,29.70,10,9,4,37,17,49,0.31,7,Rain,158</text:span></text:p>
      <text:p text:style-name="P1"><text:span text:style-name="T1">2016-3-2,57,51,44,49,43,39,100,78,55,30.08,29.95,29.81,10,10,4,23,9,29,0.36,8,Rain,125</text:span></text:p>
      <text:p text:style-name="P1"><text:span text:style-name="T1">2016-3-3,62,54,46,48,45,40,93,71,49,30.06,30.00,29.91,10,10,10,17,8,22,0.05,4,,141</text:span></text:p>
      <text:p text:style-name="P1"><text:span text:style-name="T1">2016-3-4,59,51,42,44,41,39,86,71,55,29.95,29.80,29.57,10,10,10,20,8,23,T,7,Rain,106</text:span></text:p>
      <text:p text:style-name="P1"><text:span text:style-name="T1">2016-3-5,61,55,49,52,49,44,93,79,64,29.67,29.48,29.19,10,10,7,24,11,34,0.33,7,Rain,124</text:span></text:p>
      <text:p text:style-name="P1"><text:span text:style-name="T1">2016-3-6,55,51,47,44,42,38,86,71,55,29.66,29.58,29.42,10,9,4,30,12,40,0.25,7,Rain,185</text:span></text:p>
      <text:p text:style-name="P1"><text:span text:style-name="T1">2016-3-7,54,49,43,41,39,36,83,69,54,30.08,29.89,29.64,10,10,7,29,10,41,0.04,6,Rain,198</text:span></text:p>
      <text:p text:style-name="P1"><text:span text:style-name="T1">2016-3-8,47,43,38,44,40,37,92,84,76,30.07,29.95,29.89,10,9,4,16,8,19,0.11,7,Rain,125</text:span></text:p>
      <text:p text:style-name="P1"><text:span text:style-name="T1">2016-3-9,51,48,44,47,44,41,93,87,80,29.92,29.70,29.47,10,8,3,29,15,35,0.60,8,Rain,114</text:span></text:p>
      <text:p text:style-name="P1"><text:span text:style-name="T1">2016-3-10,57,51,44,50,44,40,92,77,61,29.96,29.84,29.54,10,9,3,28,12,35,0.24,5,Rain,163</text:span></text:p>
      <text:p text:style-name="P1"><text:span text:style-name="T1">2016-3-11,54,47,40,48,43,39,96,84,71,29.88,29.65,29.56,10,6,0,18,8,23,0.16,7,Fog-Rain,249</text:span></text:p>
      <text:p text:style-name="P1"><text:span text:style-name="T1">2016-3-12,51,48,44,46,40,38,89,78,66,29.82,29.74,29.59,10,9,4,26,12,39,0.34,8,Rain,165</text:span></text:p>
      <text:p text:style-name="P1"><text:span text:style-name="T1">2016-3-13,53,48,43,48,42,37,100,86,71,29.75,29.55,29.38,10,9,5,30,14,39,0.55,7,Rain,174</text:span></text:p>
      <text:p text:style-name="P1"><text:span text:style-name="T1">2016-3-14,51,47,42,42,39,37,89,78,66,30.20,29.97,29.70,10,10,6,24,11,29,0.34,7,Rain,202</text:span></text:p>
      <text:p text:style-name="P1"><text:span text:style-name="T1">2016-3-15,48,45,42,43,41,39,92,86,80,30.30,30.27,30.22,10,10,6,13,5,15,0.25,8,Rain,171</text:span></text:p>
      <text:p text:style-name="P1"><text:span text:style-name="T1">2016-3-16,57,49,41,43,39,28,92,64,35,30.34,30.30,30.27,10,8,1,12,5,14,0.06,6,Rain,317</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